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loymentWebService.DeploymentWeb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MessageReceiver.buildUnusedDir( File deployPath , String di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ploymentMessageReceiver.invokeBusinessLogic( MessageContext messageContext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04">
            <text:p text:style-name="Table_20_Contents">104</text:p>
          </table:table-cell>
        </table:table-row>
        <table:table-row>
          <table:table-cell office:value-type="string">
            <text:p text:style-name="Table_20_Contents">DeploymentMessageReceiver.unzip( File dest , DataHandler dataHand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ploymentMessageReceiver.sendResponse( SOAPFactory factory , MessageContext messageContext , String op , OMElement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ploymentWebService.enableService( AxisConfiguration axisConfig , BpelServer server , ProcessStore store , DeploymentPoller poller , String rootpath , String work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ploymentWebService.copyInputStream( InputStream in ,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